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8ec" officeooo:paragraph-rsid="0007a8ec"/>
    </style:style>
    <style:style style:name="P2" style:family="paragraph" style:parent-style-name="Standard">
      <style:text-properties officeooo:rsid="0007a8ec" officeooo:paragraph-rsid="0007b97e"/>
    </style:style>
    <style:style style:name="P3" style:family="paragraph" style:parent-style-name="Standard">
      <style:text-properties officeooo:rsid="0007b97e" officeooo:paragraph-rsid="0007b97e"/>
    </style:style>
    <style:style style:name="T1" style:family="text">
      <style:text-properties officeooo:rsid="0007b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arla 실행</text:p>
      <text:p text:style-name="P1">cd carla_0.9.15</text:p>
      <text:p text:style-name="P1">./CarlaUE4.sh</text:p>
      <text:p text:style-name="P1"/>
      <text:p text:style-name="P1">2. 가상환경venv 위치</text:p>
      <text:p text:style-name="P1">carla_0.9.15/venv/bin</text:p>
      <text:p text:style-name="P1"/>
      <text:p text:style-name="P1">2. 경로 생성 및 경로 추정 코드</text:p>
      <text:p text:style-name="P1">-위치</text:p>
      <text:p text:style-name="P1">carla_0.9.15/PythonAPI/carla/test_planning.py</text:p>
      <text:p text:style-name="P1"/>
      <text:p text:style-name="P1">-실행 </text:p>
      <text:p text:style-name="P1">source venv/bin/activate <text:s/>(명령어 위치:carla_0.9.15)</text:p>
      <text:p text:style-name="P1">python3 test_planning.py</text:p>
      <text:p text:style-name="P1"/>
      <text:p text:style-name="P1">-맵 좌표 추출</text:p>
      <text:p text:style-name="P1">source <text:s/>venv/bin/activate</text:p>
      <text:p text:style-name="P1">python3 PythonAPI/examples/<text:span text:style-name="T1">manual_control.py</text:span></text:p>
      <text:p text:style-name="P1">직접 주행 후 출발지<text:span text:style-name="T1">(-52.1, 100.2) </text:span>,목적지<text:span text:style-name="T1">(-110.5, -3.3) </text:span><text:s/><text:span text:style-name="T1">location 따기</text:span></text:p>
      <text:p text:style-name="P1"/>
      <text:p text:style-name="P2">-<text:span text:style-name="T1">global planning 알고리즘</text:span></text:p>
      <text:p text:style-name="P2"><text:span text:style-name="T1">A*</text:span></text:p>
      <text:p text:style-name="P3">grp = GlobalRoutePlanner(amap, 2.0)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02:03:26.690996181</meta:creation-date>
    <dc:date>2026-01-16T02:25:39.417706407</dc:date>
    <meta:editing-duration>PT32S</meta:editing-duration>
    <meta:editing-cycles>1</meta:editing-cycles>
    <meta:document-statistic meta:table-count="0" meta:image-count="0" meta:object-count="0" meta:page-count="1" meta:paragraph-count="18" meta:word-count="86" meta:character-count="408" meta:non-whitespace-character-count="372"/>
    <meta:generator>LibreOffice/7.3.7.2$Linux_X86_64 LibreOffice_project/30$Build-2</meta:generator>
  </office:meta>
</office:document-meta>
</file>